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text-line-through-style="none" style:text-position="0% 100%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position="0% 100%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position="0% 100%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none"/>
    </style:style>
    <style:style style:name="T2" style:family="text">
      <style:text-properties style:text-line-through-style="none" style:text-position="super 58%"/>
    </style:style>
    <style:style style:name="T3" style:family="text">
      <style:text-properties style:text-line-through-style="none" style:text-position="0% 100%"/>
    </style:style>
    <style:style style:name="T4" style:family="text">
      <style:text-properties style:text-line-through-style="none" style:text-position="0% 100%" style:text-underline-style="solid" style:text-underline-width="auto" style:text-underline-color="font-color"/>
    </style:style>
    <style:style style:name="T5" style:family="text">
      <style:text-properties style:text-line-through-style="none" style:text-position="0% 100%" style:text-underline-style="none"/>
    </style:style>
    <style:style style:name="T6" style:family="text">
      <style:text-properties style:text-line-through-style="none" style:text-position="0% 100%" style:font-name="Times New Roman1" style:text-underline-style="none"/>
    </style:style>
    <style:style style:name="T7" style:family="text">
      <style:text-properties style:text-line-through-style="none" style:text-position="0% 100%" style:font-name="Times New Roman" style:text-underline-style="none"/>
    </style:style>
    <style:style style:name="T8" style:family="text">
      <style:text-properties style:text-line-through-style="none" style:text-position="0% 100%" style:font-name="Times New Roman" style:text-underline-style="solid" style:text-underline-width="auto" style:text-underline-color="font-color"/>
    </style:style>
    <style:style style:name="T9" style:family="text">
      <style:text-properties style:text-position="0% 100%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2_7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[1867?]</text:p>
      <text:p text:style-name="P2">Month<text:tab/><text:tab/><text:tab/><text:tab/><text:tab/><text:tab/></text:p>
      <text:p text:style-name="P2">Year<text:tab/><text:tab/><text:tab/><text:tab/><text:tab/><text:tab/>[1867?]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Congregation Mikveh Israel (Philadelphia, Pa.); Anniversarie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<text:soft-page-break/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1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4">[Note: The number "7" is written in pencil and circled in the top right corner of the page.]</text:p>
      <text:p text:style-name="P4"/>
      <text:p text:style-name="P5">Messrs<text:span text:style-name="T1">/</text:span></text:p>
      <text:p text:style-name="P6"><text:span text:style-name="T1">For the 7</text:span><text:span text:style-name="T2">th</text:span><text:span text:style-name="T3"> anniversary/</text:span></text:p>
      <text:p text:style-name="P7">of the Synagogue/</text:p>
      <text:p text:style-name="P6"><text:span text:style-name="T3">in 7</text:span><text:span text:style-name="T2">th</text:span><text:span text:style-name="T3"> st/</text:span></text:p>
      <text:p text:style-name="P7"/>
      <text:p text:style-name="P8">[Page 1]</text:p>
      <text:p text:style-name="P5"><text:span text:style-name="T3">Brethren! <text:s/>I have an announcement to make, and yet I hesi-/-tate to deliver it. <text:s/>My feelings are at variance. <text:s/>Duty says:/ speak fearlessly, for, your intentions are good. <text:s/>Prudence, or,/ to call it by its own name, expediency, advices silence. <text:s/>I have been/ therefore debating in my mind what course to follow. <text:s/>Knowing/ how apt we all are to misjudge, I would spare myself the/ mortification of having given occasion to a wrong construction of/ my motives. <text:s/>On the other hand, as I have been entrusted with/ a religious mission, I conceive that I would be guilty of inexcusable/ selfishness, if to avoid vexation, I neglected its fulfilment[sic!]./ <text:s/>As you see, I am truly [Hebrew] "halting between two opinions"/ between that formed by cool reflection, and that which conscience/ tacitly expresses. <text:s/>But the latter has a much greater weight than the former/ </text:span><text:span text:style-name="T4">It</text:span><text:span text:style-name="T5"> I must heed, regardless of consequence. <text:s/>Well then,/ my hearers! <text:s/>Let it be known unto all of you, that this/ Synagogue has just completed its seventh year, and it/ has not yet become the house of God. <text:s/>I do not aim at/ creating a sensation. <text:s/>I state actual facts. <text:s/>This </text:span><text:soft-page-break/><text:span text:style-name="T5">Synagogue/ is not yet the house of our God. <text:s/>And I will prove it./ <text:s/>I turn to the page sin the book of Exodus, which record/ the dedication of the Tabernacle, and there I read that/</text:span></text:p>
      <text:p text:style-name="P9"/>
      <text:p text:style-name="P9">[Page 2]</text:p>
      <text:p text:style-name="P9">men vied with each other in endowing that edifice with/ their bountiful gifts. <text:s/>Nay, women gladly parted with the/ polished steel, which, in those ancient days, served them as a/ mirror, in order that it might be used for a holy purpose./ <text:s/>Spontaneously and with boundless generosity the people/ offered, with the view that the building in which the Lord/ was to be worshipped[sic!], might lack neither beauty nor support./ <text:s/>Therefore was the Tabernacle properly called "the house of/ the Eternal God" [Hebrew]. <text:s/>I search further/ into historical events, and I find that the renowned Temple/ set up on mount Moriah, was the witness of a spirit of/ unequalled liberality; that king David in his utterance of/ thanksgivings, acknowledges, that he was not alone in laying/ aside treasures for the rearing of that long-contemplated struc-/-ture and its maintenance, but that many, though need-/-lessly, brought the choicest objects they possessed, as tokens/ of their devotional sentiments. <text:s/>Therefore was the Temple/ rightly called "the house of God" [Hebrew]. <text:s/>And even/ at a still later period, when a remnant of Judah, frew/ and poor, hailed again the ancestral land, they could gather/ means to raise the Sanctuary from its ruins, and enrich it/ with voluntary contributions. <text:s/>Therefore was also the second/</text:p>
      <text:p text:style-name="P9"/>
      <text:p text:style-name="P9">[Page 3]</text:p>
      <text:p text:style-name="P9">Temple fitly called [Hebrew] "the house of God, that/ is, the God of Israel." <text:s/>Contrast now, my Brethren! the condi-/-tion of this devoted spot with those, in which our ancestors/ poured forth their entreaties, and say whether it is likewise/ entitled to the name they bore. <text:s/>I may be ridiculed,/ according to prevailing ideas, but I contend that the dwelling in/ which I reside, is not exclusively my own, so long as any/ one can exact of me a sum yet left unpaid, or compel/ the disposing of the premises to meet the demand./ <text:s/>Is it then an honor to our God, that such should precisely be/ the state of this habitation, avowedly hallowed to His service?/ <text:s/>Is it an honor to you, I will ask, who having the ability, refuse/ to place this Synagogue above all contingencies? <text:s/>I know/ your answer, and can anticipate it. <text:s/>"The circumstance you/ apprehend cannot possibly happen, for the pledge into which/ the congregation have entered, will ever be faithfully redeemed,/ and no one shall dislodge us hence. <text:s/>You may therefore dismiss/ at once those sombre thoughts form your mind." <text:s/>Now, Brethren./ <text:s/>I insist that even if the case were--beyond all unforseen and/ unthought of casualties--, as you have described it still it would/ be an insult to the Almighty, to allow any human being/</text:p>
      <text:p text:style-name="P9"/>
      <text:p text:style-name="P9">[Page 4]</text:p>
      <text:p text:style-name="P5"><text:span text:style-name="T5">to own a portion, however small, of his sacred abode./ <text:s/>[Hebrew] says the Sage of the Mishn</text:span><text:span text:style-name="T6">á</text:span><text:span text:style-name="T7">h./ <text:s/>All we claim as ours, even our own existence, is a gift at/ His divine hands. <text:s/>Shouldwe then let strangers to our faith,/ boast of having a title to a mansion, of which we, pro-/-fessedly, made the Donor of all good a present, because we/ in all reality will not give Him a little of our superfluities? <text:s/>But in-/-dependent of this serious consideration: can we be so certain/ that our moral obligation will always be discharged? <text:s/>It must/ be in the recollection of all my hearers, that at one time,</text:span><text:span text:style-name="T9">--and</text:span><text:span text:style-name="T7">/ </text:span><text:span text:style-name="T9">that</text:span><text:span text:style-name="T7"> not many years ago--, the treasury of this congregation was/ very night exhausted, and great difficulty was experienced/ in preventing the unfortunate event, which that fact threatened/ to bring on. <text:s/>What has once come to pass, may occur a second time with a more discreditable issue, and you will have doubly sinned against God, because/ warned by experience, you scorned its lessons. <text:s/>Indeed, my/ Brethren! <text:s/>Averse as I am to communicate to you the misgi-/-vings I entertain, I cannot forbear pointing out some of/ the causes which depress my spirits. <text:s/>I see a gradual/ waning of our numerical strength. <text:s/>The void created by/ the decease of some of our members or by their non-attendance through age, has not been filled </text:span><text:span text:style-name="T9">of</text:span><text:span text:style-name="T7"> by/ their offspring. <text:s/>They who weekly worshipped[sic!] at this shrine/</text:span></text:p>
      <text:p text:style-name="P10"/>
      <text:p text:style-name="P10"><text:soft-page-break/>[Page 5]</text:p>
      <text:p text:style-name="P5"><text:span text:style-name="T7">when young, are--with few honorable exceptions, absent at all/ times, now that they have reached manhood. <text:s/>Some, again,/ have left our city, and some have, for reasons of their own,/ become attached to other Synagogues. <text:s/>All this, I acknowledge,/ may happen elsewhere, as well as among us, but not with the/ same results. <text:s/>If a hundred quit a community of Ashkena-/-zim Israelites, a thousand among those who emigrate to this/ country, will swell up </text:span><text:span text:style-name="T9">the</text:span><text:span text:style-name="T7"> its ranks. <text:s/>Not so with us. <text:s/>Our/ ritual and pronunciation of the Hebrew language will/ not attract many of our fellow-believers, who are unac-/-customed to the same. <text:s/>They will naturally join those who adhere/ to a form with which they are most familiar, while scar-/-cely any, educated in ours, take up their residence in our midst./ <text:s/>We cannot therefore depend upon a large accession of/ number, and through it on our ability to liquidate a debt, offensive/ to the Lord, by the accumulated surplus of our annual/ revenue. <text:s/>For my part, I would feel truly happy,/ if we could but retain those who have long followed the Sephardic/ Minhag: if we could but induce them to watch at these/ portals, and evince a lively interest in the welfare of/ their Synagogue!, now alas! so neglected. <text:s/>[Hebrew]/</text:span></text:p>
      <text:p text:style-name="P10"/>
      <text:p text:style-name="P10">[Page 6]</text:p>
      <text:p text:style-name="P5"><text:span text:style-name="T7">I was much pained when during last winter every Sabbath/ exhibited new vacant seats. <text:s/>But the air of genial spring/ did not breathe into my brothers in faith, a wish to revisit/ these courts of the Lord; while the summer--I know--will find them/ far away from a place where the word of God is listened to/ and obeyed. <text:s/>The autumnal season will see them return,/ but the days in which they will seek the face of the King/ who delights in the gathering of His prayful servants [Hebrew]/ will not equal in number those which they spent in </text:span><text:span text:style-name="T9">sp</text:span><text:span text:style-name="T7"> seeking pleasure./ <text:s/>I was not aware, however, that what I so lament, was/ aggravated by my own actions. <text:s/>Some attribute it to the/ absence of a weekly address that stirs up the heart and/ edifies the mind. <text:s/>Others, to the want of harmonious singing,/ and there are many also who consider that I unnecessarily/ prolong the service. <text:s/>Nevertheless, I aver that I am entirely/ guiltless. <text:s/>The first charge cannot be brought against/ me, for </text:span><text:span text:style-name="T9">as I</text:span><text:span text:style-name="T7"> no sooner was I made to feel that my preaching was distaste-/-ful than I signified my willingness to yeild[sic!] the position to/ abler and more acceptable men. <text:s/>Of the second, I stand/ clear, for, repeatedly I have requested the temporal leaders/ of this Synagogue to exercise their authority in preventing/ ill-timed and discordant responses. <text:s/>The third accusation,/</text:span></text:p>
      <text:p text:style-name="P10"/>
      <text:p text:style-name="P10">[Page 7]</text:p>
      <text:p text:style-name="P5"><text:span text:style-name="T7">can only emanate from persons who perform their devotions/ as an habitual task [Hebrew], who prefer haste to beco-/-ming emphasis. <text:s/>I have not the right--</text:span><text:span text:style-name="T9">and</text:span><text:span text:style-name="T7"> nor will I ever/ assume it--, to alter the ritual; wherefore until it is abridged/ by universal consent, and under proper authorities, I must needs/ detain the attendants at this minor sanctuary, with the recital/ of its entire form. <text:s/>Still, I am earnestly anxious/ to draw hither a multitude of worshippers, not for any/ personal advantage, I solemnly declare before this oracle of our/ Lord, but for the glory of this house and of the Divine spirit/ hovering around and above it. <text:s/>Will a choir of male singers,/ among those, who can read at least our sacred tongue accom-/-plish it? <text:s/>I offer my gratuitous tuition to qualify/ them, prior to the ensuing new year, for the discharge of their duty./ <text:s/>Will more frequent exhortations, a more frequent expounding of/ our laws and practices, effect it? <text:s/>I will bring to it unabated/ zeal, and if I fail, then you will be enabled to engage the/ services of my superiors in knowledge. <text:s/>The name which this/ congregation shall have obtained for piety and high-standing,/ will attract to it ripe scholars and finished orators./ <text:s/>But you also, O my Brethren you must show a disposition/ to second my endeavours. <text:s/>The most glowing enthusiasm/</text:span></text:p>
      <text:p text:style-name="P10"/>
      <text:p text:style-name="P10">[Page 8]</text:p>
      <text:p text:style-name="P5"><text:span text:style-name="T7">will gradually die away, when instead of favor, it meets with/ scorn and apathy. <text:s/>It is unreasonable to expect/ from men, because clothed in a ministerial garment, a/ complete self-denial. <text:s/>You have a right </text:span><text:soft-page-break/><text:span text:style-name="T7">to demand from/ them an irreproachable character, learning accompanied/ with devout habits; but you cannot ask and scarcely anti-/-cipate that they shall see their labor unappreciated, and/ wax more active and energetic. <text:s/>They are, like yourselves, but/ flesh and blood. <text:s/>Heirs to human infirmities, liable to the/ same weaknesses and the same frailty of nature. <text:s/>Like yourselves,/ they are sensible of neglect, and exultant at the approval/ of their fellow-creatures. <text:s/>Brothers! <text:s/>Friends! <text:s/>Let us work together./ <text:s/>You plan and I will execute; or, I will devise and you bring/ it to pass. <text:s/>Only let us continue steadfast to the principles/ of our religion, and our holy traditions. <text:s/>Let us strive by/ concerted actions to improve the temporal and spiritual/ condition of our congregation, but without entrenching on/ "the ancient land--mark set by the </text:span><text:span text:style-name="T9">ancient [Hebrew]</text:span><text:span text:style-name="T7"> fathers of our nation [Hebrew]/ We need a larger assemblage at all occasions, when divine/ worship is held in this sacred fane. <text:s/>We need a more/ decorous demeanour when gathered therein. <text:s/>We need/ a more punctual attendance. <text:s/>We need a more/</text:span></text:p>
      <text:p text:style-name="P10"/>
      <text:p text:style-name="P10">[Page 9]</text:p>
      <text:p text:style-name="P5"><text:span text:style-name="T7">impressive manner of chaunting the beautiful psalms/ and hymns of our </text:span><text:span text:style-name="T9">ritual</text:span><text:span text:style-name="T7"> liturgy. <text:s/>We need, seemingly,/ pulpit instruction of a higher order. <text:s/>We need more liberal/ donations, that this holy house be established on im-/-moveable basis, that the shame resting upon us be/ rolled away, and our Lord be sanctified among the gentiles./ <text:s/>I have already this day, and at other times, presented/ my views as to the method by which we can compass/ much of what is needed; and now I will add, that in order/ to accomplish, that which I last mentioned, free-will of-/-ferings, of a </text:span><text:span text:style-name="T8">generous</text:span><text:span text:style-name="T7"> character, should be made or sent/ on each return of the glorious season of the feast of weeks,/ until the extinction of a claim on this hallowed edifice/ is consummated. <text:s/>Let it be a fund specially devoted to that righteous object. <text:s/>This is not, indeed, the most/ expeditious and noblest way leading to the goal of my desires,/ but as my efforts towards the adoption of a better course/ have been unsuccessful, I now resort to this, and bid it/ God-speed. <text:s/>Brethren! <text:s/>Let the morrow prove/ that of the abundance wherewith your Maker has blessed/ you, a slight portion is, with a joyful heart, laid upon His/ altar. <text:s/>Let the morrow be a vindication of the character/ of the Mikv</text:span><text:span text:style-name="T6">é</text:span><text:span text:style-name="T7"> Israel Congregation, showing to the Jewish/</text:span></text:p>
      <text:p text:style-name="P5"><text:span text:style-name="T7"/></text:p>
      <text:p text:style-name="P5"><text:span text:style-name="T7">[Page 10]</text:span></text:p>
      <text:p text:style-name="P5"><text:span text:style-name="T7">world that you are equal to many, but inferior to none/ of your fellow-believers in acts of devotion, in deeds of/ liberality, and in ardency of love for your religion and your/ God./</text:span></text:p>
      <text:p text:style-name="P5"><text:span text:style-name="T7">And Thou who abidest on high, but deignest to look down/ below, accept the offering that Thy children will bring/ in honor to thy name. <text:s/>May it be counted to them for/ righteousness, and may it propitiate Thy fatherly/ grace. <text:s/>Grant that the merit thus acquired, shall/ stand as their advocate at the judgment-seat,/ and obtain for their forgiveness, prosperity and/ endless bliss. <text:s/>And now O Lord, let the prayer/ of Thy servant ascend Thy throne, and return not/ unfulfilled. <text:s/>I beseech Thee to exalt this congregation,/ to bless it with material and spiritual wealth; to/ render it the instrument of religious enlightenment/ and of salvation to many. <text:s/>May it be/ Thy gracious will that the youths thereof, ever remain/ attached to it; that they become zealous colaborers in/ the promotion of its welfare, and faithful adherents/ of the sublime laws, whose promulgation, we shall,/</text:span></text:p>
      <text:p text:style-name="P5"><text:span text:style-name="T7"/></text:p>
      <text:p text:style-name="P5"><text:span text:style-name="T7">[Page 11]</text:span></text:p>
      <text:p text:style-name="P5"><text:span text:style-name="T7">on the morrow jointly celebrate in this consecrated/ spot. <text:s/>And upon those, who with hearts flut-/-tering between hope and fear, have lately stood before/ Thy holy ark, to vow obedience to Thy will, let Thine/ eyes be open, O beneficent Creator! <text:s/>Lead them securely/ through the devious paths of life, uphold their steps/ that they may not be entangled in the meshes/ of vice. <text:s/>Grant that they may walk at large on the/ way that opens to their views a heaven of social and/ domestic delights. <text:s/>Grant that the lad, who from/ this day will be numbered among the worshippers[sic!] of Thy/ Unity, may, like </text:span><text:span text:style-name="T8">Samuel</text:span><text:span text:style-name="T7"> at the Sanctuary, be ever awakened/ by a voice which calls him to Thy service, and be/ ready to answer "speak O Lord! for thy servant heareth."/ <text:s/>So may it be; and say ye all. <text:s/>Amen./</text:span></text:p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20T14:56:19.71</meta:creation-date>
    <dc:date>2012-09-24T10:42:54.35</dc:date>
    <dc:creator>Penn Libraries</dc:creator>
    <meta:editing-duration>PT00H38M47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6" meta:paragraph-count="89" meta:word-count="2549" meta:character-count="15309"/>
  </office:meta>
</office:document-meta>
</file>